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bold" officeooo:rsid="000bfca1" officeooo:paragraph-rsid="000bfca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style="italic" style:text-underline-style="none" fo:font-weight="normal" officeooo:rsid="000d1091" officeooo:paragraph-rsid="000d1091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fo:font-size="12pt" fo:font-style="italic" style:text-underline-style="none" fo:font-weight="normal" officeooo:rsid="000fa167" officeooo:paragraph-rsid="000fa167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font-style="italic" style:text-underline-style="none" fo:font-weight="normal" officeooo:rsid="0013373c" officeooo:paragraph-rsid="0013373c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size="12pt" fo:font-style="italic" style:text-underline-style="none" fo:font-weight="normal" officeooo:rsid="0015042f" officeooo:paragraph-rsid="0015042f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fo:font-style="italic" style:text-underline-style="none" fo:font-weight="normal" officeooo:rsid="0015f964" officeooo:paragraph-rsid="0015f964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6c21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71335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Commandes </text:span><text:span text:style-name="T2">console </text:span><text:span text:style-name="T1">:</text:span></text:p>
      <text:p text:style-name="P1"/>
      <text:p text:style-name="P2">python manage.py runserver <text:span text:style-name="T3">: permet de lancer le serveur de développement intégré à Django.</text:span></text:p>
      <text:p text:style-name="P2"><text:span text:style-name="T3"/></text:p>
      <text:p text:style-name="P3">python manage.py migrate <text:span text:style-name="T3">: permet d’effectuer les migrations.</text:span></text:p>
      <text:p text:style-name="P3"><text:span text:style-name="T3"/></text:p>
      <text:p text:style-name="P4">python manage.py startapp &lt;nom&gt; <text:span text:style-name="T3">: permet de créer une application au « nom » donné.</text:span></text:p>
      <text:p text:style-name="P4"><text:span text:style-name="T3"/></text:p>
      <text:p text:style-name="P5">python manage.py makemigrations <text:span text:style-name="T3">: permet de créer une migration.</text:span></text:p>
      <text:p text:style-name="P5"><text:span text:style-name="T3"/></text:p>
      <text:p text:style-name="P6">python manage.py<text:span text:style-name="T3"> shell : permet d’utiliser le shell Django. </text:span><text:span text:style-name="T4">(CTRL + D pour en sortir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2:01:21.025899801</meta:creation-date>
    <dc:date>2023-06-20T15:55:51.586620223</dc:date>
    <meta:editing-duration>PT3H54M27S</meta:editing-duration>
    <meta:editing-cycles>8</meta:editing-cycles>
    <meta:generator>LibreOffice/7.4.5.1$Linux_X86_64 LibreOffice_project/40$Build-1</meta:generator>
    <meta:document-statistic meta:table-count="0" meta:image-count="0" meta:object-count="0" meta:page-count="1" meta:paragraph-count="6" meta:word-count="64" meta:character-count="404" meta:non-whitespace-character-count="345"/>
  </office:meta>
</office:document-meta>
</file>